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Barra de desplazamiento 1" form:control-implementation="ooo:com.sun.star.form.component.ScrollBar" xml:id="control1" form:id="control1" form:value="0" form:linked-cell="Hoja1.C1" form:delay-for-repeat="PT0.050000000S" form:min-value="-5" form:max-value="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Barra de desplazamiento 2" form:control-implementation="ooo:com.sun.star.form.component.ScrollBar" xml:id="control2" form:id="control2" form:value="0" form:linked-cell="Hoja1.E1" form:delay-for-repeat="PT0.050000000S" form:min-value="-5" form:max-value="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Barra de desplazamiento 2" form:control-implementation="ooo:com.sun.star.form.component.ScrollBar" xml:id="control3" form:id="control3" form:value="0" form:linked-cell="Hoja1.F1" form:delay-for-repeat="PT0.050000000S" form:min-value="-5" form:max-value="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Barra de desplazamiento 2" form:control-implementation="ooo:com.sun.star.form.component.ScrollBar" xml:id="control4" form:id="control4" form:value="0" form:linked-cell="Hoja1.G1" form:delay-for-repeat="PT0.050000000S" form:min-value="-5" form:max-value="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Barra de desplazamiento 2" form:control-implementation="ooo:com.sun.star.form.component.ScrollBar" xml:id="control5" form:id="control5" form:value="0" form:linked-cell="Hoja1.H1" form:delay-for-repeat="PT0.050000000S" form:min-value="-5" form:max-value="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Barra de desplazamiento 2" form:control-implementation="ooo:com.sun.star.form.component.ScrollBar" xml:id="control6" form:id="control6" form:value="0" form:linked-cell="Hoja1.D1" form:delay-for-repeat="PT0.050000000S" form:min-value="-5" form:max-value="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59.99mm" svg:height="89.99mm" svg:x="212.87mm" svg:y="0mm">
            <draw:object draw:notify-on-update-of-ranges="Hoja1.B18:Hoja1.B28 Hoja1.C17:Hoja1.C17 Hoja1.C18:Hoja1.C28 Hoja1.B18:Hoja1.B28 Hoja1.D17:Hoja1.D17 Hoja1.D18:Hoja1.D28 Hoja1.B18:Hoja1.B28 Hoja1.E17:Hoja1.E17 Hoja1.E18:Hoja1.E28 Hoja1.B18:Hoja1.B28 Hoja1.F17:Hoja1.F17 Hoja1.F18:Hoja1.F28 Hoja1.B18:Hoja1.B28 Hoja1.G17:Hoja1.G17 Hoja1.G18:Hoja1.G28 Hoja1.B18:Hoja1.B28 Hoja1.H17:Hoja1.H17 Hoja1.H18:Hoja1.H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6.03mm" svg:y="84.12mm">
            <draw:object draw:notify-on-update-of-ranges="Hoja1.B18:Hoja1.B28 Hoja1.I17:Hoja1.I17 Hoja1.I18:Hoja1.I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2" draw:text-style-name="P2" svg:width="45.57mm" svg:height="5.13mm" svg:x="22.16mm" svg:y="135.47mm" draw:control="control1"/>
          <draw:control draw:z-index="3" draw:style-name="gr2" draw:text-style-name="P2" svg:width="44.74mm" svg:height="3.9mm" svg:x="142.64mm" svg:y="135.89mm" draw:control="control2"/>
          <draw:control draw:z-index="4" draw:style-name="gr2" draw:text-style-name="P2" svg:width="44.74mm" svg:height="3.9mm" svg:x="33.76mm" svg:y="150.24mm" draw:control="control3"/>
          <draw:control draw:z-index="5" draw:style-name="gr2" draw:text-style-name="P2" svg:width="44.74mm" svg:height="3.9mm" svg:x="93.69mm" svg:y="149.23mm" draw:control="control4"/>
          <draw:control draw:z-index="6" draw:style-name="gr2" draw:text-style-name="P2" svg:width="44.74mm" svg:height="3.9mm" svg:x="147.28mm" svg:y="149.22mm" draw:control="control5"/>
          <draw:control draw:z-index="7" draw:style-name="gr2" draw:text-style-name="P2" svg:width="44.74mm" svg:height="3.9mm" svg:x="89.89mm" svg:y="136.3mm" draw:control="control6"/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EXP(-(([.$B3]-[.D$14])^2/(2*[.D$15])))" office:value-type="float" office:value="1" calcext:value-type="float">
            <text:p>1</text:p>
          </table:table-cell>
          <table:table-cell table:formula="of:=EXP(-(([.$B3]-[.E$14])^2/(2*[.E$15])))" office:value-type="float" office:value="0.249352208777296" calcext:value-type="float">
            <text:p>0.249352208777296</text:p>
          </table:table-cell>
          <table:table-cell table:formula="of:=EXP(-(([.$B3]-[.F$14])^2/(2*[.F$15])))" office:value-type="float" office:value="0.00386592013947281" calcext:value-type="float">
            <text:p>0.003865920139473</text:p>
          </table:table-cell>
          <table:table-cell table:formula="of:=EXP(-(([.$B3]-[.G$14])^2/(2*[.G$15])))" office:value-type="float" office:value="0.00000372665317207867" calcext:value-type="float">
            <text:p>3.72665317207867E-06</text:p>
          </table:table-cell>
          <table:table-cell table:formula="of:=EXP(-(([.$B3]-[.H$14])^2/(2*[.H$15])))" office:value-type="float" office:value="0.000000000223363143620317" calcext:value-type="float">
            <text:p>2.23363143620317E-10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EXP(-(([.$B4]-[.D$14])^2/(2*[.D$15])))" office:value-type="float" office:value="0.800737402916808" calcext:value-type="float">
            <text:p>0.800737402916808</text:p>
          </table:table-cell>
          <table:table-cell table:formula="of:=EXP(-(([.$B4]-[.E$14])^2/(2*[.E$15])))" office:value-type="float" office:value="0.606530659712633" calcext:value-type="float">
            <text:p>0.606530659712633</text:p>
          </table:table-cell>
          <table:table-cell table:formula="of:=EXP(-(([.$B4]-[.F$14])^2/(2*[.F$15])))" office:value-type="float" office:value="0.0285655007845504" calcext:value-type="float">
            <text:p>0.02856550078455</text:p>
          </table:table-cell>
          <table:table-cell table:formula="of:=EXP(-(([.$B4]-[.G$14])^2/(2*[.G$15])))" office:value-type="float" office:value="0.0000836483472297274" calcext:value-type="float">
            <text:p>8.36483472297274E-05</text:p>
          </table:table-cell>
          <table:table-cell table:formula="of:=EXP(-(([.$B4]-[.H$14])^2/(2*[.H$15])))" office:value-type="float" office:value="0.0000000152299797447126" calcext:value-type="float">
            <text:p>1.52299797447126E-08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EXP(-(([.$B5]-[.D$14])^2/(2*[.D$15])))" office:value-type="float" office:value="0.411112290507187" calcext:value-type="float">
            <text:p>0.411112290507187</text:p>
          </table:table-cell>
          <table:table-cell table:formula="of:=EXP(-(([.$B5]-[.E$14])^2/(2*[.E$15])))" office:value-type="float" office:value="0.945959468906766" calcext:value-type="float">
            <text:p>0.945959468906766</text:p>
          </table:table-cell>
          <table:table-cell table:formula="of:=EXP(-(([.$B5]-[.F$14])^2/(2*[.F$15])))" office:value-type="float" office:value="0.135335283236613" calcext:value-type="float">
            <text:p>0.135335283236613</text:p>
          </table:table-cell>
          <table:table-cell table:formula="of:=EXP(-(([.$B5]-[.G$14])^2/(2*[.G$15])))" office:value-type="float" office:value="0.0012038599948282" calcext:value-type="float">
            <text:p>0.001203859994828</text:p>
          </table:table-cell>
          <table:table-cell table:formula="of:=EXP(-(([.$B5]-[.H$14])^2/(2*[.H$15])))" office:value-type="float" office:value="0.000000665836146985729" calcext:value-type="float">
            <text:p>6.65836146985729E-07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EXP(-(([.$B6]-[.D$14])^2/(2*[.D$15])))" office:value-type="float" office:value="0.135335283236613" calcext:value-type="float">
            <text:p>0.135335283236613</text:p>
          </table:table-cell>
          <table:table-cell table:formula="of:=EXP(-(([.$B6]-[.E$14])^2/(2*[.E$15])))" office:value-type="float" office:value="0.945959468906765" calcext:value-type="float">
            <text:p>0.945959468906765</text:p>
          </table:table-cell>
          <table:table-cell table:formula="of:=EXP(-(([.$B6]-[.F$14])^2/(2*[.F$15])))" office:value-type="float" office:value="0.411112290507188" calcext:value-type="float">
            <text:p>0.411112290507188</text:p>
          </table:table-cell>
          <table:table-cell table:formula="of:=EXP(-(([.$B6]-[.G$14])^2/(2*[.G$15])))" office:value-type="float" office:value="0.0111089965382423" calcext:value-type="float">
            <text:p>0.011108996538242</text:p>
          </table:table-cell>
          <table:table-cell table:formula="of:=EXP(-(([.$B6]-[.H$14])^2/(2*[.H$15])))" office:value-type="float" office:value="0.0000186644691135206" calcext:value-type="float">
            <text:p>1.86644691135206E-05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EXP(-(([.$B7]-[.D$14])^2/(2*[.D$15])))" office:value-type="float" office:value="0.0285655007845504" calcext:value-type="float">
            <text:p>0.02856550078455</text:p>
          </table:table-cell>
          <table:table-cell table:formula="of:=EXP(-(([.$B7]-[.E$14])^2/(2*[.E$15])))" office:value-type="float" office:value="0.606530659712633" calcext:value-type="float">
            <text:p>0.606530659712633</text:p>
          </table:table-cell>
          <table:table-cell table:formula="of:=EXP(-(([.$B7]-[.F$14])^2/(2*[.F$15])))" office:value-type="float" office:value="0.800737402916808" calcext:value-type="float">
            <text:p>0.800737402916808</text:p>
          </table:table-cell>
          <table:table-cell table:formula="of:=EXP(-(([.$B7]-[.G$14])^2/(2*[.G$15])))" office:value-type="float" office:value="0.0657285286165305" calcext:value-type="float">
            <text:p>0.065728528616531</text:p>
          </table:table-cell>
          <table:table-cell table:formula="of:=EXP(-(([.$B7]-[.H$14])^2/(2*[.H$15])))" office:value-type="float" office:value="0.000335462627902512" calcext:value-type="float">
            <text:p>0.00033546262790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EXP(-(([.$B8]-[.D$14])^2/(2*[.D$15])))" office:value-type="float" office:value="0.00386592013947281" calcext:value-type="float">
            <text:p>0.003865920139473</text:p>
          </table:table-cell>
          <table:table-cell table:formula="of:=EXP(-(([.$B8]-[.E$14])^2/(2*[.E$15])))" office:value-type="float" office:value="0.249352208777296" calcext:value-type="float">
            <text:p>0.249352208777296</text:p>
          </table:table-cell>
          <table:table-cell table:formula="of:=EXP(-(([.$B8]-[.F$14])^2/(2*[.F$15])))" office:value-type="float" office:value="1" calcext:value-type="float">
            <text:p>1</text:p>
          </table:table-cell>
          <table:table-cell table:formula="of:=EXP(-(([.$B8]-[.G$14])^2/(2*[.G$15])))" office:value-type="float" office:value="0.249352208777296" calcext:value-type="float">
            <text:p>0.249352208777296</text:p>
          </table:table-cell>
          <table:table-cell table:formula="of:=EXP(-(([.$B8]-[.H$14])^2/(2*[.H$15])))" office:value-type="float" office:value="0.00386592013947281" calcext:value-type="float">
            <text:p>0.003865920139473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EXP(-(([.$B9]-[.D$14])^2/(2*[.D$15])))" office:value-type="float" office:value="0.000335462627902511" calcext:value-type="float">
            <text:p>0.000335462627903</text:p>
          </table:table-cell>
          <table:table-cell table:formula="of:=EXP(-(([.$B9]-[.E$14])^2/(2*[.E$15])))" office:value-type="float" office:value="0.0657285286165304" calcext:value-type="float">
            <text:p>0.06572852861653</text:p>
          </table:table-cell>
          <table:table-cell table:formula="of:=EXP(-(([.$B9]-[.F$14])^2/(2*[.F$15])))" office:value-type="float" office:value="0.800737402916808" calcext:value-type="float">
            <text:p>0.800737402916808</text:p>
          </table:table-cell>
          <table:table-cell table:formula="of:=EXP(-(([.$B9]-[.G$14])^2/(2*[.G$15])))" office:value-type="float" office:value="0.606530659712634" calcext:value-type="float">
            <text:p>0.606530659712634</text:p>
          </table:table-cell>
          <table:table-cell table:formula="of:=EXP(-(([.$B9]-[.H$14])^2/(2*[.H$15])))" office:value-type="float" office:value="0.0285655007845504" calcext:value-type="float">
            <text:p>0.028565500784551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EXP(-(([.$B10]-[.D$14])^2/(2*[.D$15])))" office:value-type="float" office:value="0.0000186644691135205" calcext:value-type="float">
            <text:p>1.86644691135205E-05</text:p>
          </table:table-cell>
          <table:table-cell table:formula="of:=EXP(-(([.$B10]-[.E$14])^2/(2*[.E$15])))" office:value-type="float" office:value="0.0111089965382423" calcext:value-type="float">
            <text:p>0.011108996538242</text:p>
          </table:table-cell>
          <table:table-cell table:formula="of:=EXP(-(([.$B10]-[.F$14])^2/(2*[.F$15])))" office:value-type="float" office:value="0.411112290507187" calcext:value-type="float">
            <text:p>0.411112290507187</text:p>
          </table:table-cell>
          <table:table-cell table:formula="of:=EXP(-(([.$B10]-[.G$14])^2/(2*[.G$15])))" office:value-type="float" office:value="0.945959468906766" calcext:value-type="float">
            <text:p>0.945959468906766</text:p>
          </table:table-cell>
          <table:table-cell table:formula="of:=EXP(-(([.$B10]-[.H$14])^2/(2*[.H$15])))" office:value-type="float" office:value="0.135335283236613" calcext:value-type="float">
            <text:p>0.13533528323661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EXP(-(([.$B11]-[.D$14])^2/(2*[.D$15])))" office:value-type="float" office:value="0.000000665836146985729" calcext:value-type="float">
            <text:p>6.65836146985729E-07</text:p>
          </table:table-cell>
          <table:table-cell table:formula="of:=EXP(-(([.$B11]-[.E$14])^2/(2*[.E$15])))" office:value-type="float" office:value="0.0012038599948282" calcext:value-type="float">
            <text:p>0.001203859994828</text:p>
          </table:table-cell>
          <table:table-cell table:formula="of:=EXP(-(([.$B11]-[.F$14])^2/(2*[.F$15])))" office:value-type="float" office:value="0.135335283236613" calcext:value-type="float">
            <text:p>0.135335283236613</text:p>
          </table:table-cell>
          <table:table-cell table:formula="of:=EXP(-(([.$B11]-[.G$14])^2/(2*[.G$15])))" office:value-type="float" office:value="0.945959468906765" calcext:value-type="float">
            <text:p>0.945959468906765</text:p>
          </table:table-cell>
          <table:table-cell table:formula="of:=EXP(-(([.$B11]-[.H$14])^2/(2*[.H$15])))" office:value-type="float" office:value="0.411112290507188" calcext:value-type="float">
            <text:p>0.411112290507188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EXP(-(([.$B12]-[.D$14])^2/(2*[.D$15])))" office:value-type="float" office:value="0.0000000152299797447126" calcext:value-type="float">
            <text:p>1.52299797447126E-08</text:p>
          </table:table-cell>
          <table:table-cell table:formula="of:=EXP(-(([.$B12]-[.E$14])^2/(2*[.E$15])))" office:value-type="float" office:value="0.0000836483472297274" calcext:value-type="float">
            <text:p>8.36483472297274E-05</text:p>
          </table:table-cell>
          <table:table-cell table:formula="of:=EXP(-(([.$B12]-[.F$14])^2/(2*[.F$15])))" office:value-type="float" office:value="0.0285655007845504" calcext:value-type="float">
            <text:p>0.02856550078455</text:p>
          </table:table-cell>
          <table:table-cell table:formula="of:=EXP(-(([.$B12]-[.G$14])^2/(2*[.G$15])))" office:value-type="float" office:value="0.606530659712633" calcext:value-type="float">
            <text:p>0.606530659712633</text:p>
          </table:table-cell>
          <table:table-cell table:formula="of:=EXP(-(([.$B12]-[.H$14])^2/(2*[.H$15])))" office:value-type="float" office:value="0.800737402916808" calcext:value-type="float">
            <text:p>0.80073740291680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EXP(-(([.$B13]-[.D$14])^2/(2*[.D$15])))" office:value-type="float" office:value="0.000000000223363143620317" calcext:value-type="float">
            <text:p>2.23363143620317E-10</text:p>
          </table:table-cell>
          <table:table-cell table:formula="of:=EXP(-(([.$B13]-[.E$14])^2/(2*[.E$15])))" office:value-type="float" office:value="0.00000372665317207867" calcext:value-type="float">
            <text:p>3.72665317207867E-06</text:p>
          </table:table-cell>
          <table:table-cell table:formula="of:=EXP(-(([.$B13]-[.F$14])^2/(2*[.F$15])))" office:value-type="float" office:value="0.00386592013947281" calcext:value-type="float">
            <text:p>0.003865920139473</text:p>
          </table:table-cell>
          <table:table-cell table:formula="of:=EXP(-(([.$B13]-[.G$14])^2/(2*[.G$15])))" office:value-type="float" office:value="0.249352208777296" calcext:value-type="float">
            <text:p>0.249352208777296</text:p>
          </table:table-cell>
          <table:table-cell table:formula="of:=EXP(-(([.$B13]-[.H$14])^2/(2*[.H$15]))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formula="of:=0.15*0.15" office:value-type="float" office:value="0.0225" calcext:value-type="float">
            <text:p>0.0225</text:p>
          </table:table-cell>
          <table:table-cell table:formula="of:=0.15*0.15" office:value-type="float" office:value="0.0225" calcext:value-type="float">
            <text:p>0.0225</text:p>
          </table:table-cell>
          <table:table-cell table:formula="of:=0.15*0.15" office:value-type="float" office:value="0.0225" calcext:value-type="float">
            <text:p>0.0225</text:p>
          </table:table-cell>
          <table:table-cell table:formula="of:=0.15*0.15" office:value-type="float" office:value="0.0225" calcext:value-type="float">
            <text:p>0.0225</text:p>
          </table:table-cell>
          <table:table-cell table:formula="of:=0.15*0.15" office:value-type="float" office:value="0.0225" calcext:value-type="float">
            <text:p>0.022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f0</text:p>
          </table:table-cell>
          <table:table-cell office:value-type="string" calcext:value-type="string">
            <text:p>wf1</text:p>
          </table:table-cell>
          <table:table-cell office:value-type="string" calcext:value-type="string">
            <text:p>wf2</text:p>
          </table:table-cell>
          <table:table-cell office:value-type="string" calcext:value-type="string">
            <text:p>wf3</text:p>
          </table:table-cell>
          <table:table-cell office:value-type="string" calcext:value-type="string">
            <text:p>wf4</text:p>
          </table:table-cell>
          <table:table-cell office:value-type="string" calcext:value-type="string">
            <text:p>wf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$1]*[.C3]" office:value-type="float" office:value="-1" calcext:value-type="float">
            <text:p>-1</text:p>
          </table:table-cell>
          <table:table-cell table:formula="of:=[.D$1]*[.D3]" office:value-type="float" office:value="-5" calcext:value-type="float">
            <text:p>-5</text:p>
          </table:table-cell>
          <table:table-cell table:formula="of:=[.E$1]*[.E3]" office:value-type="float" office:value="-1.24676104388648" calcext:value-type="float">
            <text:p>-1.24676104388648</text:p>
          </table:table-cell>
          <table:table-cell table:formula="of:=[.F$1]*[.F3]" office:value-type="float" office:value="-0.019329600697364" calcext:value-type="float">
            <text:p>-0.019329600697364</text:p>
          </table:table-cell>
          <table:table-cell table:formula="of:=[.G$1]*[.G3]" office:value-type="float" office:value="-0.0000186332658603934" calcext:value-type="float">
            <text:p>-1.86332658603934E-05</text:p>
          </table:table-cell>
          <table:table-cell table:formula="of:=[.H$1]*[.H3]" office:value-type="float" office:value="-0.00000000111681571810158" calcext:value-type="float">
            <text:p>-1.11681571810158E-09</text:p>
          </table:table-cell>
          <table:table-cell table:formula="of:=SUM([.C18:.H18])" office:value-type="float" office:value="-7.26610927896652" calcext:value-type="float">
            <text:p>-7.2661092789665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C$1]*[.C4]" office:value-type="float" office:value="-1" calcext:value-type="float">
            <text:p>-1</text:p>
          </table:table-cell>
          <table:table-cell table:formula="of:=[.D$1]*[.D4]" office:value-type="float" office:value="-4.00368701458404" calcext:value-type="float">
            <text:p>-4.00368701458404</text:p>
          </table:table-cell>
          <table:table-cell table:formula="of:=[.E$1]*[.E4]" office:value-type="float" office:value="-3.03265329856317" calcext:value-type="float">
            <text:p>-3.03265329856317</text:p>
          </table:table-cell>
          <table:table-cell table:formula="of:=[.F$1]*[.F4]" office:value-type="float" office:value="-0.142827503922752" calcext:value-type="float">
            <text:p>-0.142827503922752</text:p>
          </table:table-cell>
          <table:table-cell table:formula="of:=[.G$1]*[.G4]" office:value-type="float" office:value="-0.000418241736148637" calcext:value-type="float">
            <text:p>-0.000418241736149</text:p>
          </table:table-cell>
          <table:table-cell table:formula="of:=[.H$1]*[.H4]" office:value-type="float" office:value="-0.0000000761498987235629" calcext:value-type="float">
            <text:p>-7.61498987235629E-08</text:p>
          </table:table-cell>
          <table:table-cell table:formula="of:=SUM([.C19:.H19])" office:value-type="float" office:value="-8.17958613495601" calcext:value-type="float">
            <text:p>-8.1795861349560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$1]*[.C5]" office:value-type="float" office:value="-1" calcext:value-type="float">
            <text:p>-1</text:p>
          </table:table-cell>
          <table:table-cell table:formula="of:=[.D$1]*[.D5]" office:value-type="float" office:value="-2.05556145253594" calcext:value-type="float">
            <text:p>-2.05556145253594</text:p>
          </table:table-cell>
          <table:table-cell table:formula="of:=[.E$1]*[.E5]" office:value-type="float" office:value="-4.72979734453383" calcext:value-type="float">
            <text:p>-4.72979734453383</text:p>
          </table:table-cell>
          <table:table-cell table:formula="of:=[.F$1]*[.F5]" office:value-type="float" office:value="-0.676676416183063" calcext:value-type="float">
            <text:p>-0.676676416183063</text:p>
          </table:table-cell>
          <table:table-cell table:formula="of:=[.G$1]*[.G5]" office:value-type="float" office:value="-0.00601929997414101" calcext:value-type="float">
            <text:p>-0.006019299974141</text:p>
          </table:table-cell>
          <table:table-cell table:formula="of:=[.H$1]*[.H5]" office:value-type="float" office:value="-0.00000332918073492865" calcext:value-type="float">
            <text:p>-3.32918073492865E-06</text:p>
          </table:table-cell>
          <table:table-cell table:formula="of:=SUM([.C20:.H20])" office:value-type="float" office:value="-8.4680578424077" calcext:value-type="float">
            <text:p>-8.468057842407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C$1]*[.C6]" office:value-type="float" office:value="-1" calcext:value-type="float">
            <text:p>-1</text:p>
          </table:table-cell>
          <table:table-cell table:formula="of:=[.D$1]*[.D6]" office:value-type="float" office:value="-0.676676416183063" calcext:value-type="float">
            <text:p>-0.676676416183063</text:p>
          </table:table-cell>
          <table:table-cell table:formula="of:=[.E$1]*[.E6]" office:value-type="float" office:value="-4.72979734453383" calcext:value-type="float">
            <text:p>-4.72979734453383</text:p>
          </table:table-cell>
          <table:table-cell table:formula="of:=[.F$1]*[.F6]" office:value-type="float" office:value="-2.05556145253594" calcext:value-type="float">
            <text:p>-2.05556145253594</text:p>
          </table:table-cell>
          <table:table-cell table:formula="of:=[.G$1]*[.G6]" office:value-type="float" office:value="-0.0555449826912116" calcext:value-type="float">
            <text:p>-0.055544982691212</text:p>
          </table:table-cell>
          <table:table-cell table:formula="of:=[.H$1]*[.H6]" office:value-type="float" office:value="-0.000093322345567603" calcext:value-type="float">
            <text:p>-9.3322345567603E-05</text:p>
          </table:table-cell>
          <table:table-cell table:formula="of:=SUM([.C21:.H21])" office:value-type="float" office:value="-8.51767351828961" calcext:value-type="float">
            <text:p>-8.5176735182896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C$1]*[.C7]" office:value-type="float" office:value="-1" calcext:value-type="float">
            <text:p>-1</text:p>
          </table:table-cell>
          <table:table-cell table:formula="of:=[.D$1]*[.D7]" office:value-type="float" office:value="-0.142827503922752" calcext:value-type="float">
            <text:p>-0.142827503922752</text:p>
          </table:table-cell>
          <table:table-cell table:formula="of:=[.E$1]*[.E7]" office:value-type="float" office:value="-3.03265329856317" calcext:value-type="float">
            <text:p>-3.03265329856317</text:p>
          </table:table-cell>
          <table:table-cell table:formula="of:=[.F$1]*[.F7]" office:value-type="float" office:value="-4.00368701458404" calcext:value-type="float">
            <text:p>-4.00368701458404</text:p>
          </table:table-cell>
          <table:table-cell table:formula="of:=[.G$1]*[.G7]" office:value-type="float" office:value="-0.328642643082652" calcext:value-type="float">
            <text:p>-0.328642643082652</text:p>
          </table:table-cell>
          <table:table-cell table:formula="of:=[.H$1]*[.H7]" office:value-type="float" office:value="-0.00167731313951256" calcext:value-type="float">
            <text:p>-0.001677313139513</text:p>
          </table:table-cell>
          <table:table-cell table:formula="of:=SUM([.C22:.H22])" office:value-type="float" office:value="-8.50948777329212" calcext:value-type="float">
            <text:p>-8.5094877732921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C$1]*[.C8]" office:value-type="float" office:value="-1" calcext:value-type="float">
            <text:p>-1</text:p>
          </table:table-cell>
          <table:table-cell table:formula="of:=[.D$1]*[.D8]" office:value-type="float" office:value="-0.019329600697364" calcext:value-type="float">
            <text:p>-0.019329600697364</text:p>
          </table:table-cell>
          <table:table-cell table:formula="of:=[.E$1]*[.E8]" office:value-type="float" office:value="-1.24676104388648" calcext:value-type="float">
            <text:p>-1.24676104388648</text:p>
          </table:table-cell>
          <table:table-cell table:formula="of:=[.F$1]*[.F8]" office:value-type="float" office:value="-5" calcext:value-type="float">
            <text:p>-5</text:p>
          </table:table-cell>
          <table:table-cell table:formula="of:=[.G$1]*[.G8]" office:value-type="float" office:value="-1.24676104388648" calcext:value-type="float">
            <text:p>-1.24676104388648</text:p>
          </table:table-cell>
          <table:table-cell table:formula="of:=[.H$1]*[.H8]" office:value-type="float" office:value="-0.019329600697364" calcext:value-type="float">
            <text:p>-0.019329600697364</text:p>
          </table:table-cell>
          <table:table-cell table:formula="of:=SUM([.C23:.H23])" office:value-type="float" office:value="-8.53218128916769" calcext:value-type="float">
            <text:p>-8.53218128916769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C$1]*[.C9]" office:value-type="float" office:value="-1" calcext:value-type="float">
            <text:p>-1</text:p>
          </table:table-cell>
          <table:table-cell table:formula="of:=[.D$1]*[.D9]" office:value-type="float" office:value="-0.00167731313951256" calcext:value-type="float">
            <text:p>-0.001677313139513</text:p>
          </table:table-cell>
          <table:table-cell table:formula="of:=[.E$1]*[.E9]" office:value-type="float" office:value="-0.328642643082652" calcext:value-type="float">
            <text:p>-0.328642643082652</text:p>
          </table:table-cell>
          <table:table-cell table:formula="of:=[.F$1]*[.F9]" office:value-type="float" office:value="-4.00368701458404" calcext:value-type="float">
            <text:p>-4.00368701458404</text:p>
          </table:table-cell>
          <table:table-cell table:formula="of:=[.G$1]*[.G9]" office:value-type="float" office:value="-3.03265329856317" calcext:value-type="float">
            <text:p>-3.03265329856317</text:p>
          </table:table-cell>
          <table:table-cell table:formula="of:=[.H$1]*[.H9]" office:value-type="float" office:value="-0.142827503922752" calcext:value-type="float">
            <text:p>-0.142827503922752</text:p>
          </table:table-cell>
          <table:table-cell table:formula="of:=SUM([.C24:.H24])" office:value-type="float" office:value="-8.50948777329212" calcext:value-type="float">
            <text:p>-8.509487773292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[.C$1]*[.C10]" office:value-type="float" office:value="-1" calcext:value-type="float">
            <text:p>-1</text:p>
          </table:table-cell>
          <table:table-cell table:formula="of:=[.D$1]*[.D10]" office:value-type="float" office:value="-0.0000933223455676027" calcext:value-type="float">
            <text:p>-9.33223455676027E-05</text:p>
          </table:table-cell>
          <table:table-cell table:formula="of:=[.E$1]*[.E10]" office:value-type="float" office:value="-0.0555449826912114" calcext:value-type="float">
            <text:p>-0.055544982691212</text:p>
          </table:table-cell>
          <table:table-cell table:formula="of:=[.F$1]*[.F10]" office:value-type="float" office:value="-2.05556145253594" calcext:value-type="float">
            <text:p>-2.05556145253594</text:p>
          </table:table-cell>
          <table:table-cell table:formula="of:=[.G$1]*[.G10]" office:value-type="float" office:value="-4.72979734453383" calcext:value-type="float">
            <text:p>-4.72979734453383</text:p>
          </table:table-cell>
          <table:table-cell table:formula="of:=[.H$1]*[.H10]" office:value-type="float" office:value="-0.676676416183064" calcext:value-type="float">
            <text:p>-0.676676416183064</text:p>
          </table:table-cell>
          <table:table-cell table:formula="of:=SUM([.C25:.H25])" office:value-type="float" office:value="-8.51767351828961" calcext:value-type="float">
            <text:p>-8.5176735182896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C$1]*[.C11]" office:value-type="float" office:value="-1" calcext:value-type="float">
            <text:p>-1</text:p>
          </table:table-cell>
          <table:table-cell table:formula="of:=[.D$1]*[.D11]" office:value-type="float" office:value="-0.00000332918073492865" calcext:value-type="float">
            <text:p>-3.32918073492865E-06</text:p>
          </table:table-cell>
          <table:table-cell table:formula="of:=[.E$1]*[.E11]" office:value-type="float" office:value="-0.00601929997414101" calcext:value-type="float">
            <text:p>-0.006019299974141</text:p>
          </table:table-cell>
          <table:table-cell table:formula="of:=[.F$1]*[.F11]" office:value-type="float" office:value="-0.676676416183063" calcext:value-type="float">
            <text:p>-0.676676416183063</text:p>
          </table:table-cell>
          <table:table-cell table:formula="of:=[.G$1]*[.G11]" office:value-type="float" office:value="-4.72979734453383" calcext:value-type="float">
            <text:p>-4.72979734453383</text:p>
          </table:table-cell>
          <table:table-cell table:formula="of:=[.H$1]*[.H11]" office:value-type="float" office:value="-2.05556145253594" calcext:value-type="float">
            <text:p>-2.05556145253594</text:p>
          </table:table-cell>
          <table:table-cell table:formula="of:=SUM([.C26:.H26])" office:value-type="float" office:value="-8.4680578424077" calcext:value-type="float">
            <text:p>-8.4680578424077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[.C$1]*[.C12]" office:value-type="float" office:value="-1" calcext:value-type="float">
            <text:p>-1</text:p>
          </table:table-cell>
          <table:table-cell table:formula="of:=[.D$1]*[.D12]" office:value-type="float" office:value="-0.0000000761498987235629" calcext:value-type="float">
            <text:p>-7.61498987235629E-08</text:p>
          </table:table-cell>
          <table:table-cell table:formula="of:=[.E$1]*[.E12]" office:value-type="float" office:value="-0.000418241736148637" calcext:value-type="float">
            <text:p>-0.000418241736149</text:p>
          </table:table-cell>
          <table:table-cell table:formula="of:=[.F$1]*[.F12]" office:value-type="float" office:value="-0.142827503922752" calcext:value-type="float">
            <text:p>-0.142827503922752</text:p>
          </table:table-cell>
          <table:table-cell table:formula="of:=[.G$1]*[.G12]" office:value-type="float" office:value="-3.03265329856317" calcext:value-type="float">
            <text:p>-3.03265329856317</text:p>
          </table:table-cell>
          <table:table-cell table:formula="of:=[.H$1]*[.H12]" office:value-type="float" office:value="-4.00368701458404" calcext:value-type="float">
            <text:p>-4.00368701458404</text:p>
          </table:table-cell>
          <table:table-cell table:formula="of:=SUM([.C27:.H27])" office:value-type="float" office:value="-8.17958613495601" calcext:value-type="float">
            <text:p>-8.179586134956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$1]*[.C13]" office:value-type="float" office:value="-1" calcext:value-type="float">
            <text:p>-1</text:p>
          </table:table-cell>
          <table:table-cell table:formula="of:=[.D$1]*[.D13]" office:value-type="float" office:value="-0.00000000111681571810158" calcext:value-type="float">
            <text:p>-1.11681571810158E-09</text:p>
          </table:table-cell>
          <table:table-cell table:formula="of:=[.E$1]*[.E13]" office:value-type="float" office:value="-0.0000186332658603934" calcext:value-type="float">
            <text:p>-1.86332658603934E-05</text:p>
          </table:table-cell>
          <table:table-cell table:formula="of:=[.F$1]*[.F13]" office:value-type="float" office:value="-0.019329600697364" calcext:value-type="float">
            <text:p>-0.019329600697364</text:p>
          </table:table-cell>
          <table:table-cell table:formula="of:=[.G$1]*[.G13]" office:value-type="float" office:value="-1.24676104388648" calcext:value-type="float">
            <text:p>-1.24676104388648</text:p>
          </table:table-cell>
          <table:table-cell table:formula="of:=[.H$1]*[.H13]" office:value-type="float" office:value="-5" calcext:value-type="float">
            <text:p>-5</text:p>
          </table:table-cell>
          <table:table-cell table:formula="of:=SUM([.C28:.H28])" office:value-type="float" office:value="-7.26610927896652" calcext:value-type="float">
            <text:p>-7.266109278966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0</text:p>
          </table:table-cell>
          <table:table-cell/>
          <table:table-cell office:value-type="string" calcext:value-type="string">
            <text:p>w1</text:p>
          </table:table-cell>
          <table:table-cell table:number-columns-repeated="2"/>
          <table:table-cell office:value-type="string" calcext:value-type="string">
            <text:p>w2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3</text:p>
          </table:table-cell>
          <table:table-cell table:number-columns-repeated="2"/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w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1:09:11.709554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2:15:08.726494646</meta:creation-date>
    <dc:date>2018-09-11T11:47:01.480326514</dc:date>
    <meta:editing-duration>PT2H59M31S</meta:editing-duration>
    <meta:editing-cycles>5</meta:editing-cycles>
    <meta:generator>LibreOffice/6.0.6.2$Linux_X86_64 LibreOffice_project/00m0$Build-2</meta:generator>
    <meta:document-statistic meta:table-count="1" meta:cell-count="20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5cm" chart:style-name="ch2">
          <text:p>gausianas por peso</text:p>
        </chart:title>
        <chart:legend chart:legend-position="end" svg:x="14.127cm" svg:y="3.193cm" style:legend-expansion="high" chart:style-name="ch3"/>
        <chart:plot-area chart:style-name="ch4" table:cell-range-address="Hoja1.B18:Hoja1.H28 Hoja1.C17:Hoja1.H17" chart:data-source-has-labels="row" svg:x="0.32cm" svg:y="1.196cm" svg:width="13.487cm" svg:height="7.624cm">
          <chartooo:coordinate-region svg:x="0.862cm" svg:y="1.357cm" svg:width="12.705cm" svg:height="7.3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18:Hoja1.C28" chart:label-cell-address="Hoja1.C17:Hoja1.C17" chart:class="chart:scatter">
            <chart:domain table:cell-range-address="Hoja1.B18:Hoja1.B28"/>
            <chart:data-point chart:repeated="11"/>
          </chart:series>
          <chart:series chart:style-name="ch8" chart:values-cell-range-address="Hoja1.D18:Hoja1.D28" chart:label-cell-address="Hoja1.D17:Hoja1.D17" chart:class="chart:scatter">
            <chart:data-point chart:repeated="11"/>
          </chart:series>
          <chart:series chart:style-name="ch9" chart:values-cell-range-address="Hoja1.E18:Hoja1.E28" chart:label-cell-address="Hoja1.E17:Hoja1.E17" chart:class="chart:scatter">
            <chart:data-point chart:repeated="11"/>
          </chart:series>
          <chart:series chart:style-name="ch10" chart:values-cell-range-address="Hoja1.F18:Hoja1.F28" chart:label-cell-address="Hoja1.F17:Hoja1.F17" chart:class="chart:scatter">
            <chart:data-point chart:repeated="11"/>
          </chart:series>
          <chart:series chart:style-name="ch11" chart:values-cell-range-address="Hoja1.G18:Hoja1.G28" chart:label-cell-address="Hoja1.G17:Hoja1.G17" chart:class="chart:scatter">
            <chart:data-point chart:repeated="11"/>
          </chart:series>
          <chart:series chart:style-name="ch12" chart:values-cell-range-address="Hoja1.H18:Hoja1.H28" chart:label-cell-address="Hoja1.H17:Hoja1.H17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wf0</text:p>
                <draw:g>
                  <svg:desc>Hoja1.C17:Hoja1.C17</svg:desc>
                </draw:g>
              </table:table-cell>
              <table:table-cell office:value-type="string">
                <text:p>wf1</text:p>
                <draw:g>
                  <svg:desc>Hoja1.D17:Hoja1.D17</svg:desc>
                </draw:g>
              </table:table-cell>
              <table:table-cell office:value-type="string">
                <text:p>wf2</text:p>
                <draw:g>
                  <svg:desc>Hoja1.E17:Hoja1.E17</svg:desc>
                </draw:g>
              </table:table-cell>
              <table:table-cell office:value-type="string">
                <text:p>wf3</text:p>
                <draw:g>
                  <svg:desc>Hoja1.F17:Hoja1.F17</svg:desc>
                </draw:g>
              </table:table-cell>
              <table:table-cell office:value-type="string">
                <text:p>wf4</text:p>
                <draw:g>
                  <svg:desc>Hoja1.G17:Hoja1.G17</svg:desc>
                </draw:g>
              </table:table-cell>
              <table:table-cell office:value-type="string">
                <text:p>wf5</text:p>
                <draw:g>
                  <svg:desc>Hoja1.H17:Hoja1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18:Hoja1.B28</svg:desc>
                </draw:g>
              </table:table-cell>
              <table:table-cell office:value-type="float" office:value="-1">
                <text:p>-1</text:p>
                <draw:g>
                  <svg:desc>Hoja1.C18:Hoja1.C28</svg:desc>
                </draw:g>
              </table:table-cell>
              <table:table-cell office:value-type="float" office:value="-5">
                <text:p>-5</text:p>
                <draw:g>
                  <svg:desc>Hoja1.D18:Hoja1.D28</svg:desc>
                </draw:g>
              </table:table-cell>
              <table:table-cell office:value-type="float" office:value="-1.24676104388648">
                <text:p>-1.24676104388648</text:p>
                <draw:g>
                  <svg:desc>Hoja1.E18:Hoja1.E28</svg:desc>
                </draw:g>
              </table:table-cell>
              <table:table-cell office:value-type="float" office:value="-0.019329600697364">
                <text:p>-0.019329600697364</text:p>
                <draw:g>
                  <svg:desc>Hoja1.F18:Hoja1.F28</svg:desc>
                </draw:g>
              </table:table-cell>
              <table:table-cell office:value-type="float" office:value="-0.0000186332658603934">
                <text:p>-0.0000186332658603934</text:p>
                <draw:g>
                  <svg:desc>Hoja1.G18:Hoja1.G28</svg:desc>
                </draw:g>
              </table:table-cell>
              <table:table-cell office:value-type="float" office:value="-0.00000000111681571810158">
                <text:p>-0.00000000111681571810158</text:p>
                <draw:g>
                  <svg:desc>Hoja1.H18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-4.00368701458404">
                <text:p>-4.00368701458404</text:p>
              </table:table-cell>
              <table:table-cell office:value-type="float" office:value="-3.03265329856317">
                <text:p>-3.03265329856317</text:p>
              </table:table-cell>
              <table:table-cell office:value-type="float" office:value="-0.142827503922752">
                <text:p>-0.142827503922752</text:p>
              </table:table-cell>
              <table:table-cell office:value-type="float" office:value="-0.000418241736148637">
                <text:p>-0.000418241736148637</text:p>
              </table:table-cell>
              <table:table-cell office:value-type="float" office:value="-0.0000000761498987235629">
                <text:p>-0.0000000761498987235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-2.05556145253594">
                <text:p>-2.05556145253594</text:p>
              </table:table-cell>
              <table:table-cell office:value-type="float" office:value="-4.72979734453383">
                <text:p>-4.72979734453383</text:p>
              </table:table-cell>
              <table:table-cell office:value-type="float" office:value="-0.676676416183063">
                <text:p>-0.676676416183063</text:p>
              </table:table-cell>
              <table:table-cell office:value-type="float" office:value="-0.00601929997414101">
                <text:p>-0.00601929997414101</text:p>
              </table:table-cell>
              <table:table-cell office:value-type="float" office:value="-0.00000332918073492865">
                <text:p>-0.00000332918073492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  <table:table-cell office:value-type="float" office:value="-0.676676416183063">
                <text:p>-0.676676416183063</text:p>
              </table:table-cell>
              <table:table-cell office:value-type="float" office:value="-4.72979734453383">
                <text:p>-4.72979734453383</text:p>
              </table:table-cell>
              <table:table-cell office:value-type="float" office:value="-2.05556145253594">
                <text:p>-2.05556145253594</text:p>
              </table:table-cell>
              <table:table-cell office:value-type="float" office:value="-0.0555449826912116">
                <text:p>-0.0555449826912116</text:p>
              </table:table-cell>
              <table:table-cell office:value-type="float" office:value="-0.000093322345567603">
                <text:p>-0.00009332234556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  <table:table-cell office:value-type="float" office:value="-0.142827503922752">
                <text:p>-0.142827503922752</text:p>
              </table:table-cell>
              <table:table-cell office:value-type="float" office:value="-3.03265329856317">
                <text:p>-3.03265329856317</text:p>
              </table:table-cell>
              <table:table-cell office:value-type="float" office:value="-4.00368701458404">
                <text:p>-4.00368701458404</text:p>
              </table:table-cell>
              <table:table-cell office:value-type="float" office:value="-0.328642643082652">
                <text:p>-0.328642643082652</text:p>
              </table:table-cell>
              <table:table-cell office:value-type="float" office:value="-0.00167731313951256">
                <text:p>-0.00167731313951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-0.019329600697364">
                <text:p>-0.019329600697364</text:p>
              </table:table-cell>
              <table:table-cell office:value-type="float" office:value="-1.24676104388648">
                <text:p>-1.24676104388648</text:p>
              </table:table-cell>
              <table:table-cell office:value-type="float" office:value="-5">
                <text:p>-5</text:p>
              </table:table-cell>
              <table:table-cell office:value-type="float" office:value="-1.24676104388648">
                <text:p>-1.24676104388648</text:p>
              </table:table-cell>
              <table:table-cell office:value-type="float" office:value="-0.019329600697364">
                <text:p>-0.019329600697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  <table:table-cell office:value-type="float" office:value="-0.00167731313951256">
                <text:p>-0.00167731313951256</text:p>
              </table:table-cell>
              <table:table-cell office:value-type="float" office:value="-0.328642643082652">
                <text:p>-0.328642643082652</text:p>
              </table:table-cell>
              <table:table-cell office:value-type="float" office:value="-4.00368701458404">
                <text:p>-4.00368701458404</text:p>
              </table:table-cell>
              <table:table-cell office:value-type="float" office:value="-3.03265329856317">
                <text:p>-3.03265329856317</text:p>
              </table:table-cell>
              <table:table-cell office:value-type="float" office:value="-0.142827503922752">
                <text:p>-0.142827503922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  <table:table-cell office:value-type="float" office:value="-0.0000933223455676027">
                <text:p>-0.0000933223455676027</text:p>
              </table:table-cell>
              <table:table-cell office:value-type="float" office:value="-0.0555449826912114">
                <text:p>-0.0555449826912114</text:p>
              </table:table-cell>
              <table:table-cell office:value-type="float" office:value="-2.05556145253594">
                <text:p>-2.05556145253594</text:p>
              </table:table-cell>
              <table:table-cell office:value-type="float" office:value="-4.72979734453383">
                <text:p>-4.72979734453383</text:p>
              </table:table-cell>
              <table:table-cell office:value-type="float" office:value="-0.676676416183064">
                <text:p>-0.676676416183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  <table:table-cell office:value-type="float" office:value="-0.00000332918073492865">
                <text:p>-0.00000332918073492865</text:p>
              </table:table-cell>
              <table:table-cell office:value-type="float" office:value="-0.00601929997414101">
                <text:p>-0.00601929997414101</text:p>
              </table:table-cell>
              <table:table-cell office:value-type="float" office:value="-0.676676416183063">
                <text:p>-0.676676416183063</text:p>
              </table:table-cell>
              <table:table-cell office:value-type="float" office:value="-4.72979734453383">
                <text:p>-4.72979734453383</text:p>
              </table:table-cell>
              <table:table-cell office:value-type="float" office:value="-2.05556145253594">
                <text:p>-2.05556145253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  <table:table-cell office:value-type="float" office:value="-0.0000000761498987235629">
                <text:p>-0.0000000761498987235629</text:p>
              </table:table-cell>
              <table:table-cell office:value-type="float" office:value="-0.000418241736148637">
                <text:p>-0.000418241736148637</text:p>
              </table:table-cell>
              <table:table-cell office:value-type="float" office:value="-0.142827503922752">
                <text:p>-0.142827503922752</text:p>
              </table:table-cell>
              <table:table-cell office:value-type="float" office:value="-3.03265329856317">
                <text:p>-3.03265329856317</text:p>
              </table:table-cell>
              <table:table-cell office:value-type="float" office:value="-4.00368701458404">
                <text:p>-4.00368701458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00000000111681571810158">
                <text:p>-0.00000000111681571810158</text:p>
              </table:table-cell>
              <table:table-cell office:value-type="float" office:value="-0.0000186332658603934">
                <text:p>-0.0000186332658603934</text:p>
              </table:table-cell>
              <table:table-cell office:value-type="float" office:value="-0.019329600697364">
                <text:p>-0.019329600697364</text:p>
              </table:table-cell>
              <table:table-cell office:value-type="float" office:value="-1.24676104388648">
                <text:p>-1.24676104388648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9cm" svg:y="0.315cm" chart:style-name="ch2">
          <text:p>funcion de aproximacion</text:p>
        </chart:title>
        <chart:legend chart:legend-position="end" svg:x="14.471cm" svg:y="4.24cm" style:legend-expansion="high" chart:style-name="ch3"/>
        <chart:plot-area chart:style-name="ch4" table:cell-range-address="Hoja1.B18:Hoja1.B28 Hoja1.I17:Hoja1.I28" chart:data-source-has-labels="row" svg:x="0.32cm" svg:y="1.196cm" svg:width="13.831cm" svg:height="7.624cm">
          <chartooo:coordinate-region svg:x="1.153cm" svg:y="1.356cm" svg:width="12.758cm" svg:height="7.3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I18:Hoja1.I28" chart:label-cell-address="Hoja1.I17:Hoja1.I17" chart:class="chart:scatter">
            <chart:domain table:cell-range-address="Hoja1.B18:Hoja1.B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</text:p>
                <draw:g>
                  <svg:desc>Hoja1.I17:Hoja1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18:Hoja1.B28</svg:desc>
                </draw:g>
              </table:table-cell>
              <table:table-cell office:value-type="float" office:value="-7.26610927896652">
                <text:p>-7.26610927896652</text:p>
                <draw:g>
                  <svg:desc>Hoja1.I18:Hoja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8.17958613495601">
                <text:p>-8.17958613495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8.4680578424077">
                <text:p>-8.4680578424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8.51767351828961">
                <text:p>-8.51767351828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8.50948777329212">
                <text:p>-8.5094877732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8.53218128916769">
                <text:p>-8.53218128916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8.50948777329212">
                <text:p>-8.50948777329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8.51767351828961">
                <text:p>-8.51767351828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8.4680578424077">
                <text:p>-8.4680578424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8.17958613495601">
                <text:p>-8.17958613495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7.26610927896652">
                <text:p>-7.26610927896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